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Lohit Hindi" svg:font-family="'Lohit Hindi'" style:font-pitch="variable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Text_20_body">
      <style:text-properties style:font-name="Times New Roman1" fo:font-size="12pt" style:font-size-asian="12pt" style:font-size-complex="12pt"/>
    </style:style>
    <style:style style:name="P3" style:family="paragraph" style:parent-style-name="Text_20_body">
      <style:text-properties fo:color="#000000" style:font-name="Times New Roman1" fo:font-size="12pt" style:font-size-asian="12pt" style:font-size-complex="12pt"/>
    </style:style>
    <style:style style:name="P4" style:family="paragraph" style:parent-style-name="Heading_20_2">
      <style:text-properties fo:color="#000000" style:font-name="Times New Roman1" fo:font-size="12pt" style:font-size-asian="12pt" style:font-size-complex="12pt"/>
    </style:style>
    <style:style style:name="P5" style:family="paragraph" style:parent-style-name="Default_7e_LT_7e_Gliederung_20_1"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WenQuanYi Micro Hei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Default_7e_LT_7e_Gliederung_20_1"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Default_7e_LT_7e_Gliederung_20_1" style:list-style-name="">
      <style:paragraph-properties fo:margin-left="0in" fo:margin-right="0in" fo:margin-top="0.111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Default_7e_LT_7e_Gliederung_20_1" style:list-style-name="">
      <style:paragraph-properties fo:margin-left="0in" fo:margin-right="0in" fo:margin-top="0.111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WenQuanYi Micro Hei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Default_7e_LT_7e_Gliederung_20_1" style:list-style-name="">
      <style:paragraph-properties fo:margin-left="0in" fo:margin-right="0in" fo:margin-top="0.111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font-name="Times New Roman1" fo:font-size="12pt" style:font-size-asian="12pt" style:font-size-complex="12pt"/>
    </style:style>
    <style:style style:name="P10" style:family="paragraph" style:parent-style-name="Default_7e_LT_7e_Gliederung_20_1" style:list-style-name="">
      <style:paragraph-properties fo:margin-left="0.3661in" fo:margin-right="0in" fo:margin-top="0.111in" fo:margin-bottom="0in" style:line-height-at-least="0.139in" fo:text-align="start" style:justify-single-word="false" fo:text-indent="-0.3634in" style:auto-text-indent="false" style:text-autospace="none" style:writing-mode="lr-tb">
        <style:tab-stops>
          <style:tab-stop style:position="-0.3661in"/>
          <style:tab-stop style:position="-0.2409in"/>
          <style:tab-stop style:position="0in"/>
          <style:tab-stop style:position="0.2591in"/>
          <style:tab-stop style:position="0.7591in"/>
          <style:tab-stop style:position="1.2591in"/>
          <style:tab-stop style:position="1.7591in"/>
          <style:tab-stop style:position="2.2591in"/>
          <style:tab-stop style:position="2.7591in"/>
          <style:tab-stop style:position="3.2591in"/>
          <style:tab-stop style:position="3.7591in"/>
          <style:tab-stop style:position="4.2591in"/>
          <style:tab-stop style:position="4.7591in"/>
          <style:tab-stop style:position="5.2591in"/>
          <style:tab-stop style:position="5.7591in"/>
          <style:tab-stop style:position="6.2591in"/>
          <style:tab-stop style:position="6.7591in"/>
          <style:tab-stop style:position="7.2591in"/>
          <style:tab-stop style:position="7.7591in"/>
          <style:tab-stop style:position="8.2591in"/>
          <style:tab-stop style:position="8.7591in"/>
          <style:tab-stop style:position="9.2591in"/>
        </style:tab-stops>
      </style:paragraph-properties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WenQuanYi Micro Hei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Default_7e_LT_7e_Gliederung_20_1" style:list-style-name="">
      <style:paragraph-properties fo:margin-left="0.3626in" fo:margin-right="0in" fo:margin-top="0.111in" fo:margin-bottom="0in" style:line-height-at-least="0.139in" fo:text-align="start" style:justify-single-word="false" fo:text-indent="-0.3626in" style:auto-text-indent="false" style:text-autospace="none" style:writing-mode="lr-tb">
        <style:tab-stops>
          <style:tab-stop style:position="-0.3626in"/>
          <style:tab-stop style:position="-0.2374in"/>
          <style:tab-stop style:position="0in"/>
          <style:tab-stop style:position="0.2626in"/>
          <style:tab-stop style:position="0.7626in"/>
          <style:tab-stop style:position="1.2626in"/>
          <style:tab-stop style:position="1.7626in"/>
          <style:tab-stop style:position="2.2626in"/>
          <style:tab-stop style:position="2.7626in"/>
          <style:tab-stop style:position="3.2626in"/>
          <style:tab-stop style:position="3.7626in"/>
          <style:tab-stop style:position="4.2626in"/>
          <style:tab-stop style:position="4.7626in"/>
          <style:tab-stop style:position="5.2626in"/>
          <style:tab-stop style:position="5.7626in"/>
          <style:tab-stop style:position="6.2626in"/>
          <style:tab-stop style:position="6.7626in"/>
          <style:tab-stop style:position="7.2626in"/>
          <style:tab-stop style:position="7.7626in"/>
          <style:tab-stop style:position="8.2626in"/>
          <style:tab-stop style:position="8.7626in"/>
          <style:tab-stop style:position="9.2626in"/>
        </style:tab-stops>
      </style:paragraph-properties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WenQuanYi Micro Hei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-asian="Arial" style:font-name-complex="Arial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1"/>
    </style:style>
    <style:style style:name="T4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WenQuanYi Micro Hei" style:font-style-asian="normal" style:font-weight-asian="normal" style:font-name-complex="WenQuanYi Micro Hei" style:font-style-complex="normal" style:font-weight-complex="normal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Pseudo Code for all important methods/classes etc in your Simulator </text:h>
      <text:h text:style-name="P4" text:outline-level="2"><text:s/>simulation main:</text:h>
      <text:p text:style-name="P3">Create a list of servers, with their IDs, initialize all with state idle</text:p>
      <text:p text:style-name="P3">and reqInService = NULL.</text:p>
      <text:p text:style-name="P3">initialize simulation {</text:p>
      <text:p text:style-name="P3">set time=0,</text:p>
      <text:p text:style-name="P3">schedule initial events</text:p>
      <text:p text:style-name="P3">(create Event objects, timestamp them,</text:p>
      <text:p text:style-name="P3">Then throw the event into the event list)</text:p>
      <text:p text:style-name="P3">}</text:p>
      <text:p text:style-name="P3">while (eventlist not empty) {</text:p>
      <text:p text:style-name="P3">remove the nearest event (pop from priority queue, key being event timestamp)</text:p>
      <text:p text:style-name="P3">advance simulation clock to this event time</text:p>
      <text:p text:style-name="P3">handle event based on event type (i.e. call event handler).</text:p>
      <text:p text:style-name="P3">(This will usually be a switch that picks the event handler based on the event</text:p>
      <text:p text:style-name="P3">type)</text:p>
      <text:p text:style-name="P3">}</text:p>
      <text:p text:style-name="P3">arrival_event_handler {</text:p>
      <text:p text:style-name="P5"><text:span text:style-name="T1">We first create a request object from the event </text:span>information </text:p>
      <text:p text:style-name="P7">Then we check if buffer is not full.</text:p>
      <text:p text:style-name="P8"><text:span text:style-name="T1">If buffer is full, </text:span></text:p>
      <text:p text:style-name="P8"><text:span text:style-name="T1"><text:tab/><text:tab/>request is dropped and no change in </text:span>system state occurs.</text:p>
      <text:p text:style-name="P8"><text:span text:style-name="T1">If not buffer is not full, push the request into buffer </text:span>( note that buffer is our only way of entry).</text:p>
      <text:p text:style-name="P8"><text:span text:style-name="T1"><text:tab/><text:tab/>Now we scan through the server list to look for an </text:span>idle server.</text:p>
      <text:p text:style-name="P8"><text:span text:style-name="T1"><text:tab/><text:tab/>If idle server found, </text:span></text:p>
      <text:p text:style-name="P8"><text:span text:style-name="T1"><text:tab/><text:tab/><text:tab/>dequeue from the buffer and </text:span>put it into service at this idle server.</text:p>
      <text:p text:style-name="P9"><text:span text:style-name="T4"><text:tab/><text:tab/>Else, no dequeuing is done and there is no </text:span><text:span text:style-name="T5">change in system state except the queuing of a <text:tab/><text:tab/><text:tab/><text:tab/>request .</text:span></text:p>
      <text:p text:style-name="P9"><text:span text:style-name="T5">Updation of metrics also occurs at appropriate times.</text:span></text:p>
      <text:p text:style-name="P9"><text:span text:style-name="T5">Also we schedule the arrival of next request in arrival event handler by creating an Event object and push into EventList</text:span></text:p>
      <text:p text:style-name="P3">}</text:p>
      <text:p text:style-name="P3"><text:soft-page-break/></text:p>
      <text:p text:style-name="P3"/>
      <text:p text:style-name="P3"/>
      <text:p text:style-name="P3">departure_event_handler {</text:p>
      <text:p text:style-name="P5"><text:span text:style-name="T1">On a departure event, only one of the following </text:span>two cases can happen:</text:p>
      <text:p text:style-name="P7">Either there is no request waiting in the buffer. </text:p>
      <text:p text:style-name="P10"><text:span text:style-name="T1"><text:s text:c="9"/>In this case we set the server state (where </text:span>departure occurred) to “idle” and (pointer to)request in service is set to NULL</text:p>
      <text:p text:style-name="P6">Or there is a request waiting in the buffer. </text:p>
      <text:p text:style-name="P11"><text:span text:style-name="T1"><text:s text:c="9"/>In this case, we dequeue the buffer on a FIFO </text:span>basis. And set the request dequeued is set as the request in service at the server (where departure occurred). So the server state remains “busy”. </text:p>
      <text:p text:style-name="P11"><text:span text:style-name="T1">At this moment we also schedule the departure </text:span>of <text:s/>this request, at time = Simulation clock time + service time, and push this event into event list.</text:p>
      <text:p text:style-name="P3"/>
      <text:p text:style-name="P3">}</text:p>
      <text:p text:style-name="P3">probe_event_handler {</text:p>
      <text:p text:style-name="P3">At a probe, whenever job queue length (waiting requests only) is seen above threshold JHigh, </text:p>
      <text:p text:style-name="P3">speed is increased by S (upto max). Wheneverjob queue length is seen below threshold Jlow, </text:p>
      <text:p text:style-name="P3">speed is decreased by S (upto min).</text:p>
      <text:p text:style-name="P3">New departure time is computed. And departure Events are rescheduled with the help of indexedHeap.</text:p>
      <text:p text:style-name="P3">We also schedule the next probe event at time simTime+P. But only till the time when we do not have any arrival or departure event into the eventList.</text:p>
      <text:p text:style-name="P3">}</text:p>
      <text:p text:style-name="P3"/>
      <text:h text:style-name="P4" text:outline-level="2">indexedHeap:</text:h>
      <text:p text:style-name="P2"><text:span text:style-name="T2"/></text:p>
      <text:p text:style-name="P2"><text:span text:style-name="T2">const Comparable &amp; insert(const Comparable &amp; x) {</text:span></text:p>
      <text:p text:style-name="P1">Create ‘hole” at position beyond last element. percolateUp the hole created and insert the element at appropriate position.</text:p>
      <text:p text:style-name="P1">Position[ ] array will also be updated accordingly.</text:p>
      <text:p text:style-name="P2"><text:span text:style-name="T2"/></text:p>
      <text:p text:style-name="P2"><text:span text:style-name="T2">}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void deleteMin() {</text:span></text:p>
      <text:p text:style-name="P2"><text:span text:style-name="T2">copy the key of array[currentsize] to array[1],</text:span></text:p>
      <text:p text:style-name="P2"><text:span text:style-name="T2">decrease the current size by one and percolateDown(1)</text:span></text:p>
      <text:p text:style-name="P2"><text:span text:style-name="T2">update position[ ] accordingly</text:span></text:p>
      <text:p text:style-name="P2"><text:span text:style-name="T2">}</text:span></text:p>
      <text:p text:style-name="P2"><text:span text:style-name="T2">changeKey(idType id, newKey){</text:span></text:p>
      <text:p text:style-name="P2"><text:span text:style-name="T2">this will change the key value of the object whose ID </text:span></text:p>
      <text:p text:style-name="P2"><text:span text:style-name="T2">in the heap was “id” to newKey</text:span></text:p>
      <text:p text:style-name="P2"><text:span text:style-name="T2">with the help of position[id] we get index of required key in heap </text:span></text:p>
      <text:p text:style-name="P2"><text:span text:style-name="T2">vector.</text:span></text:p>
      <text:p text:style-name="P2"><text:span text:style-name="T2">Now change its key value to newKey and call buildHeap.</text:span></text:p>
      <text:p text:style-name="P2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Lohit Hindi" svg:font-family="'Lohit Hindi'" style:font-pitch="variable"/>
    <style:font-face style:name="WenQuanYi Micro Hei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.3752in" fo:margin-right="0in" fo:margin-top="0.111in" fo:margin-bottom="0in" style:line-height-at-least="0.139in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2pt" fo:font-style="normal" fo:text-shadow="none" style:text-underline-style="none" fo:font-weight="normal" style:font-name-asian="WenQuanYi Micro Hei" style:font-size-asian="32pt" style:font-style-asian="normal" style:font-weight-asian="normal" style:font-name-complex="WenQuanYi Micro He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="100%" fo:margin-left="2.25in" fo:margin-right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WenQuanYi Micro Hei" fo:font-size="44pt" fo:font-style="normal" fo:text-shadow="none" style:text-underline-style="none" fo:font-weight="normal" style:font-name-asian="WenQuanYi Micro Hei" style:font-size-asian="44pt" style:font-style-asian="normal" style:font-weight-asian="normal" style:font-name-complex="WenQuanYi Micro He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.3752in" fo:margin-right="0in" fo:margin-top="0.1181in" fo:margin-bottom="0in" style:line-height-at-least="0.139in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4pt" fo:font-style="normal" fo:text-shadow="none" style:text-underline-style="none" fo:font-weight="normal" style:font-name-asian="WenQuanYi Micro Hei" style:font-size-asian="34pt" style:font-style-asian="normal" style:font-weight-asian="normal" style:font-name-complex="WenQuanYi Micro Hei" style:font-size-complex="34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font-name="WenQuanYi Micro Hei" fo:font-size="18pt" fo:font-style="normal" fo:text-shadow="none" style:text-underline-style="none" fo:font-weight="normal" style:font-name-asian="WenQuanYi Micro Hei" style:font-size-asian="18pt" style:font-style-asian="normal" style:font-weight-asian="normal" style:font-name-complex="WenQuanYi Micro Hei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font-name="WenQuanYi Micro Hei" fo:font-size="18pt" fo:font-style="normal" fo:text-shadow="none" style:text-underline-style="none" fo:font-weight="normal" style:font-name-asian="WenQuanYi Micro Hei" style:font-size-asian="18pt" style:font-style-asian="normal" style:font-weight-asian="normal" style:font-name-complex="WenQuanYi Micro Hei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.3752in" fo:margin-right="0in" fo:margin-top="0.111in" fo:margin-bottom="0in" style:line-height-at-least="0.139in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2pt" fo:font-style="normal" fo:text-shadow="none" style:text-underline-style="none" fo:font-weight="normal" style:font-name-asian="WenQuanYi Micro Hei" style:font-size-asian="32pt" style:font-style-asian="normal" style:font-weight-asian="normal" style:font-name-complex="WenQuanYi Micro Hei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25in" fo:margin-right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.3752in" fo:margin-right="0in" fo:margin-top="0.111in" fo:margin-bottom="0in" style:line-height-at-least="0.139in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WenQuanYi Micro Hei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="100%" fo:margin-left="0.8126in" fo:margin-right="0in" fo:margin-top="0.0965in" fo:margin-bottom="0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="100%" fo:margin-left="1.25in" fo:margin-right="0in" fo:margin-top="0.0835in" fo:margin-bottom="0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="100%" fo:margin-left="1.75in" fo:margin-right="0in" fo:margin-top="0.0693in" fo:margin-bottom="0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="100%" fo:margin-left="2.25in" fo:margin-right="0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WenQuanYi Micro Hei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WenQuanYi Micro Hei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.3752in" fo:margin-right="0in" fo:margin-top="0.1181in" fo:margin-bottom="0in" style:line-height-at-least="0.139in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4pt" fo:font-style="normal" fo:text-shadow="none" style:text-underline-style="none" fo:font-weight="normal" style:letter-kerning="true" style:font-name-asian="WenQuanYi Micro Hei" style:font-size-asian="34pt" style:font-style-asian="normal" style:font-weight-asian="normal" style:font-name-complex="WenQuanYi Micro Hei" style:font-size-complex="34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WW-Heading12" style:family="paragraph" style:parent-style-name="Standard">
      <style:paragraph-properties fo:margin-top="0.1654in" fo:margin-bottom="0.0827in"/>
    </style:style>
    <style:style style:name="WW-Heading123" style:family="paragraph" style:parent-style-name="Standard">
      <style:paragraph-properties fo:margin-top="0.1654in" fo:margin-bottom="0.0827in"/>
    </style:style>
    <style:style style:name="WW-Heading1234" style:family="paragraph" style:parent-style-name="Standard">
      <style:paragraph-properties fo:margin-top="0.1654in" fo:margin-bottom="0.0827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rsha Apte</meta:initial-creator>
    <meta:creation-date>2012-10-09T14:02:48.81</meta:creation-date>
    <dc:date>2012-10-13T21:48:46</dc:date>
    <meta:editing-duration>PT5H24M22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3" meta:paragraph-count="62" meta:word-count="545" meta:character-count="3152" meta:non-whitespace-character-count="2608"/>
  </office:meta>
</office:document-meta>
</file>